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guardo <text:span text:style-name="T1">Slim-Chat</text:span>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E’ un sistema di </text:span><text:span text:style-name="T1">messaggistica web-based</text:span><text:span text:style-name="T2">, un nucleo </text:span><text:span text:style-name="T1">riutilizzabile</text:span><text:span text:style-name="T2"> incorporandolo </text:span><text:span text:style-name="T1">nel vostro sito web</text:span><text:span text:style-name="T2">. Per le app mobile un componente </text:span><text:span text:style-name="T1">WebView</text:span><text:span text:style-name="T2"> può essere utilizzato.</text:span></text:p>
              </text:list-item>
              <text:list-item>
                <text:p text:style-name="P1"><text:span text:style-name="T2">E’ basato su Linux-Apache-MySQL-PHP (</text:span><text:span text:style-name="T3">L.A.M.P.</text:span><text:span text:style-name="T2">).</text:span></text:p>
              </text:list-item>
              <text:list-item>
                <text:p text:style-name="P1"><text:span text:style-name="T2">Slim-Chat usa la </text:span><text:span text:style-name="T1">licenza liberale MIT</text:span><text:span text:style-name="T2"> e usa componenti anch’essi con licenza 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guardo Slim-Cha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a <text:span text:style-name="T1">Slim-PHP</text:span> per le funzionalità lato server(licenza MIT).</text:p>
              </text:list-item>
              <text:list-item>
                <text:p>Usa <text:span text:style-name="T1">JQuery</text:span> per le funzionalità lato utente(licenza MIT).</text:p>
              </text:list-item>
              <text:list-item>
                <text:p>Slim-PHP è stato fondato da Josh Lockhart famoso per il suo progetto “PHP nel modo giusto” <text:s/><text:a xlink:href="https://github.com/codeguy/php-the-right-way" xlink:type="simple">github.com/codeguy/php-the-right-wa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aratteristiche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Emoticons</text:span> (digitate e cliccate) stile :emoticon:</text:p>
              </text:list-item>
              <text:list-item>
                <text:p>Integrazione opzionale con un sistema di <text:span text:style-name="T1">autenticazione</text:span> esterno</text:p>
              </text:list-item>
              <text:list-item>
                <text:p>Lo scorrimento si aggancia in basso opzional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im-PHP il microframework usat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Piccolo significa più gestibile, quindi facile da imparare e usare.</text:span></text:p>
              </text:list-item>
              <text:list-item>
                <text:p>La versione corrente è 3, versione 4 in preparazione.</text:p>
              </text:list-item>
              <text:list-item>
                <text:p>Modifiche minime al progetto modello, facile importare ed esportare feat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 delle emotic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Emoticons sono immesse, inviate, ed immagazzinate internamente come “espressioni emoticon” : <text:span text:style-name="T3">:</text:span><text:span text:style-name="T5">emotion</text:span><text:span text:style-name="T3">_type:</text:span> e.g. : smile: :heart : :mail:</text:p>
              </text:list-item>
              <text:list-item>
                <text:p>Le “espressioni emoticon” sono convertite in HTML per mostrare le immagini sia in /chat/list (elencazione messaggi) che in #message_text(campo di immissione a formato esteso)</text:p>
              </text:list-item>
              <text:list-item>
                <text:p>&lt;div </text:p>
                <text:p>id="message_text" <text:s/><text:span text:style-name="T1">contenteditable</text:span>="true"</text:p>
                <text:p>&gt;&lt;/div&gt;</text:p>
              </text:list-item>
              <text:list-item>
                <text:p>:) &lt;3 che sono emotico non “espressioni emoticon” sono internamente convertite in “espressioni emoticon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0:47:16.700355405</meta:creation-date>
    <dc:date>2017-10-26T18:32:57.344526108</dc:date>
    <meta:editing-duration>PT4H6M</meta:editing-duration>
    <meta:editing-cycles>94</meta:editing-cycles>
    <meta:generator>LibreOffice/5.1.6.2$Linux_X86_64 LibreOffice_project/10m0$Build-2</meta:generator>
    <meta:document-statistic meta:object-count="41"/>
  </office:meta>
</office:document-meta>
</file>